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start" style:justify-single-word="false" fo:break-before="page"/>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eborah Rempala</text:p>
      <text:p text:style-name="P1">CSCI 342: Advance Programming Techniques</text:p>
      <text:p text:style-name="P1">Assignment 1: Sorting Algorithms</text:p>
      <text:p text:style-name="P1">Due: Thursday, <text:s/>September 17<text:span text:style-name="T1">th</text:span>, 2015</text:p>
      <text:p text:style-name="P1"/>
      <text:p text:style-name="P3"><text:tab/>The first sort I used was bubble sort. Bubble sort just swaps the items one by one until the sorting is complete. Bubble sort is the least efficient of all the sorts. The first run, bubble sort took over 3 minutes. The average run of the bubble sort algorithm was 236.8 seconds or around four minutes. You should only use bubble sort if your list of items to be sorted is less then 100. The run time of bubble is n^2. The first time I ran bubble sort it crashed my computer because I had to re size my array to a doable amount. Finally, all the runs of bubble sort took about 30 minutes to complete.</text:p>
      <text:p text:style-name="P2"><text:tab/>The second sort I used was merge sort. Merge sort first divides the list into separate partitions. Then it repeatably merges the list until the list is sorted. Along the way, the separate list are sorted, then re sorted. The first run of merge sort took 111 seconds or around one minute and fifty seconds. The average run of merge sort was 111 seconds or a minute and fifty seconds. The run time of merge sort is O(n log n). You can pretty much use merge sort on any size of data.</text:p>
      <text:p text:style-name="P2"><text:tab/>The last sort I used was Quick sort using Lomuto Partition. Lomuto Partition's is when the pivot is equal to I and whenever the partition finds a number less or equal to that pivot, the pivot is changed to that number. The algorithm then proceeds to sort the list from least to greatest. The first run of quick sort was around 100 seconds or 1 minute and forty seconds. The average run of quick sort was 98.2 seconds or around a minute and thirty seconds. Quick sort's run time is O(n log n). You should only use quick on item sets larger then 1,000. If the item set is less than 1,000 then quick sort run time could be up to n^2. </text:p>
      <text:p text:style-name="P2"><text:tab/>Overall, The quickest sort was quick sort because it uses partitions instead of merges or not using anything. Bubble sort was the worst sort because it just started swapping that data and not sorting it into manageable sizes. However, the size of the list of the data does matter. If your data size is less then 1,000 elements you should use merge sort. If you have a very small data size you should use bubble sor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borah Rempala</meta:initial-creator>
    <meta:creation-date>2015-09-13T15:17:32.97</meta:creation-date>
    <meta:document-statistic meta:table-count="0" meta:image-count="0" meta:object-count="0" meta:page-count="2" meta:paragraph-count="8" meta:word-count="423" meta:character-count="2254"/>
    <dc:date>2015-09-13T15:42:04.50</dc:date>
    <dc:creator>Deborah Rempala</dc:creator>
    <meta:editing-duration>PT1M48S</meta:editing-duration>
    <meta:editing-cycles>1</meta:editing-cycles>
    <meta:generator>OpenOffice/4.1.0$Win32 OpenOffice.org_project/410m18$Build-9764</meta:generator>
  </office:meta>
</office:document-meta>
</file>